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3E850695.png" manifest:media-type=""/>
  <manifest:file-entry manifest:full-path="Pictures/1000020100000100000001007CA8A49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808080" draw:marker-start-width="0.28cm" draw:marker-end-width="0.2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80" draw:marker-start-width="0.35cm" draw:marker-end-width="0.3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cm" svg:stroke-color="#000000" draw:marker-start-width="0.28cm" draw:marker-end-width="0.28cm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1cm" svg:height="2.9cm" svg:x="11.489cm" svg:y="8.5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3.8cm" svg:x="6.889cm" svg:y="8.5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3.8cm" svg:x="0.989cm" svg:y="8.5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cm" svg:x="1.489cm" svg:y="5.738cm">
          <text:p text:style-name="P1">Zabbix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cm" svg:x="7.389cm" svg:y="5.738cm">
          <text:p text:style-name="P1">Zabbix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cm" svg:x="11.489cm" svg:y="5.738cm">
          <text:p text:style-name="P1">Nagio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4.689cm" svg:y="1.038cm">
          <text:p text:style-name="P1"><text:span text:style-name="T1">Hatoho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7.5cm" svg:x="0.489cm" svg:y="5.2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9cm" svg:height="7.5cm" svg:x="6.489cm" svg:y="5.2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.1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2.1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3.1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4.1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.1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2.1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3.1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4.1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.1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2.1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3.1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4.1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.1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2.1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3.1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4.1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7.0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8.0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9.0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0.0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7.0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8.0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9.0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0.0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7.0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8.0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9.0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0.0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7.0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8.0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9.0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0.0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1.6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2.6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3.6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1.6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2.6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3.6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1.6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2.6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3.6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9.789cm" svg:y="13.962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5.574cm" svg:height="0.962cm" svg:x="10.526cm" svg:y="13.8cm">
          <draw:text-box>
            <text:p>Monitoring targets</text:p>
          </draw:text-box>
        </draw:frame>
        <draw:frame draw:style-name="gr6" draw:layer="layout" svg:width="4.447cm" svg:height="0.962cm" svg:x="0.226cm" svg:y="12.876cm">
          <draw:text-box>
            <text:p>Data Center 1</text:p>
          </draw:text-box>
        </draw:frame>
        <draw:frame draw:style-name="gr6" draw:layer="layout" svg:width="4.447cm" svg:height="0.962cm" svg:x="6.189cm" svg:y="12.876cm">
          <draw:text-box>
            <text:p>Data Center 2</text:p>
          </draw:text-box>
        </draw:frame>
        <draw:line draw:style-name="gr7" draw:text-style-name="P1" draw:layer="layout" svg:x1="2.989cm" svg:y1="7.738cm" svg:x2="2.989cm" svg:y2="8.538cm">
          <text:p/>
        </draw:line>
        <draw:line draw:style-name="gr7" draw:text-style-name="P1" draw:layer="layout" svg:x1="8.889cm" svg:y1="7.738cm" svg:x2="8.889cm" svg:y2="8.538cm">
          <text:p/>
        </draw:line>
        <draw:line draw:style-name="gr7" draw:text-style-name="P1" draw:layer="layout" svg:x1="12.989cm" svg:y1="7.738cm" svg:x2="12.989cm" svg:y2="8.538cm">
          <text:p/>
        </draw:line>
        <draw:frame draw:style-name="gr8" draw:text-style-name="P1" draw:layer="layout" svg:width="2.9cm" svg:height="2.9cm" svg:x="11.689cm" svg:y="0.438cm">
          <draw:image xlink:href="Pictures/1000020100000100000001007CA8A49E.png" xlink:type="simple" xlink:show="embed" xlink:actuate="onLoad">
            <text:p/>
          </draw:image>
        </draw:frame>
        <draw:frame draw:style-name="gr8" draw:text-style-name="P1" draw:layer="layout" svg:width="3.8cm" svg:height="3.8cm" svg:x="12.989cm" svg:y="0.738cm">
          <draw:image xlink:href="Pictures/1000020100000100000001003E850695.png" xlink:type="simple" xlink:show="embed" xlink:actuate="onLoad">
            <text:p/>
          </draw:image>
        </draw:frame>
        <draw:custom-shape draw:style-name="gr9" draw:text-style-name="P1" draw:layer="layout" svg:width="2.9cm" svg:height="1.5cm" svg:x="8.489cm" svg:y="1.238cm">
          <text:p/>
          <draw:enhanced-geometry svg:viewBox="0 0 21600 21600" draw:text-areas="0 ?f0 ?f5 ?f2" draw:type="right-arrow" draw:modifiers="15017.993795243 5338.840772818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1" draw:layer="layout" svg:x1="3.089cm" svg:y1="5.738cm" svg:x2="5.389cm" svg:y2="3.138cm">
          <text:p/>
        </draw:line>
        <draw:line draw:style-name="gr10" draw:text-style-name="P1" draw:layer="layout" svg:x1="8.889cm" svg:y1="5.738cm" svg:x2="5.989cm" svg:y2="3.138cm">
          <text:p/>
        </draw:line>
        <draw:line draw:style-name="gr10" draw:text-style-name="P1" draw:layer="layout" svg:x1="12.989cm" svg:y1="5.738cm" svg:x2="7.589cm" svg:y2="3.238cm">
          <text:p/>
        </draw:line>
        <draw:frame draw:style-name="gr6" draw:layer="layout" svg:width="3.321cm" svg:height="0.962cm" svg:x="11.289cm" svg:y="3.476cm">
          <draw:text-box>
            <text:p>Operato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1.3.2$Linux_X86_64 LibreOffice_project/410m0$Build-2</meta:generator>
    <dc:date>2014-02-26T11:56:16.989896777</dc:date>
    <meta:editing-duration>PT30M30S</meta:editing-duration>
    <meta:editing-cycles>4</meta:editing-cycles>
    <meta:document-statistic meta:object-count="64"/>
  </office:meta>
</office:document-meta>
</file>